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74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1"/>
        <table:table-row table:style-name="ro1">
          <table:table-cell table:style-name="Default"/>
          <table:table-cell table:style-name="ce2" office:value-type="string" calcext:value-type="string">
            <text:p>Metaprogramming</text:p>
          </table:table-cell>
          <table:table-cell table:style-name="ce4"/>
          <table:table-cell table:style-name="ce2" office:value-type="string" calcext:value-type="string">
            <text:p>Functionality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# C++11</text:p>
          </table:table-cell>
          <table:table-cell table:style-name="ce2"/>
          <table:table-cell table:style-name="ce2" office:value-type="string" calcext:value-type="string">
            <text:p>Efficiency</text:p>
          </table:table-cell>
          <table:table-cell table:style-name="ce2"/>
          <table:table-cell table:style-name="ce2" office:value-type="string" calcext:value-type="string">
            <text:p>Min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type_traits&gt;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constexpr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emplate aliases (using)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um clas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omic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llptr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ser-defined conversion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alue refs, move-semantics, emplace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Raw string literals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railing function return types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variadic templates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s, mutexes, thread local storage tec.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ge-based for loop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Selber gu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except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ride / final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ltype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Check</text:p>
          </table:table-cell>
          <table:table-cell office:value-type="string" calcext:value-type="string">
            <text:p>Selber gucken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ash table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xe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art pointers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G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wrapper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d::function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++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variable templates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eneric lambdas (auto args)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ambda capture expression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ar constexpr functions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literals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git separators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turn type deduction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_unique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taprogramming</text:p>
          </table:table-cell>
          <table:table-cell table:style-name="ce4"/>
          <table:table-cell table:style-name="ce2" office:value-type="string" calcext:value-type="string">
            <text:p>Functionality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# C++17</text:p>
          </table:table-cell>
          <table:table-cell table:style-name="ce2"/>
          <table:table-cell table:style-name="ce2" office:value-type="string" calcext:value-type="string">
            <text:p>Efficiency</text:p>
          </table:table-cell>
          <table:table-cell table:style-name="ce2"/>
          <table:table-cell table:style-name="ce2" office:value-type="string" calcext:value-type="string">
            <text:p>Min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&lt;optional&gt;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&lt;variant&gt;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&lt;string_view&gt;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d::ap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arallelism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ld expressions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 constexpr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uctured bindings, std::get&lt;T&gt;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/switch initializers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xcept type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ndatory copy elision</text:p>
          </table:table-cell>
          <table:table-cell/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(unordered_)map try_emplace and insert_or_assign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ass template argument deduction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mix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-defined literals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&lt;chrono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++ memory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td::invoke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Questions / Interests</text:p>
          </table:table-cell>
          <table:table-cell table:number-columns-repeated="6"/>
          <table:table-cell office:value-type="string" calcext:value-type="string">
            <text:p>vec.emplace_b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ges-library und higher-order fct (transform, remove_if – like filter, accumulate)</text:p>
          </table:table-cell>
          <table:table-cell table:number-columns-repeated="6"/>
          <table:table-cell table:style-name="ce2" office:value-type="string" calcext:value-type="string">
            <text:p>std::FUNCTION_t → std::FUNCTION::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taprogramming</text:p>
          </table:table-cell>
          <table:table-cell table:number-columns-repeated="6"/>
          <table:table-cell office:value-type="string" calcext:value-type="string">
            <text:p>std::FUNCTION_v → ?</text:p>
          </table:table-cell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2:01:16.386581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5:14:18.023000000</meta:creation-date>
    <meta:print-date>2021-05-29T15:43:45.284000000</meta:print-date>
    <dc:date>2021-05-30T15:23:39.966537095</dc:date>
    <meta:editing-duration>PT21H39M24S</meta:editing-duration>
    <meta:editing-cycles>5</meta:editing-cycles>
    <meta:generator>LibreOffice/6.4.7.2$Linux_X86_64 LibreOffice_project/40$Build-2</meta:generator>
    <meta:document-statistic meta:table-count="1" meta:cell-count="137" meta:object-count="0"/>
  </office:meta>
</office:document-meta>
</file>